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cm" fo:break-before="auto" style:use-optimal-row-height="true"/>
    </style:style>
    <style:style style:name="ro4" style:family="table-row">
      <style:table-row-properties style:row-height="7.63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5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1-26_09-30-09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1-26_10-57-03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 table:style-name="ce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8-11-26_12-54-02_000.jpg</text:p>
          </table:table-cell>
          <table:table-cell table:style-name="Default" office:value-type="string">
            <text:p>:m 1-2*3 RES / 245 / 『相対性理論』　メラー　永田恒夫、伊藤大介、訳 / p.85</text:p>
          </table:table-cell>
          <table:table-cell/>
          <table:table-cell table:style-name="Default"/>
          <table:table-cell table:style-name="ce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8-11-26_12-54-25_000.jpg</text:p>
          </table:table-cell>
          <table:table-cell table:style-name="Default" office:value-type="string">
            <text:p>:m 3*3 RES / 245 / 『相対性理論』　メラー　永田恒夫、伊藤大介、訳 / p.85</text:p>
          </table:table-cell>
          <table:table-cell/>
          <table:table-cell table:style-name="Default"/>
          <table:table-cell table:style-name="ce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1-26_14-42-19_000.jpg</text:p>
          </table:table-cell>
          <table:table-cell table:style-name="ce3" office:value-type="string">
            <text:p>:m 1-2*2 RES / 245 / 『税金をしゃぶり尽くす闇人脈』　矢島正孝、一ノ宮美成＋グループ・K21 / p.149</text:p>
          </table:table-cell>
          <table:table-cell/>
          <table:table-cell table:style-name="Default"/>
          <table:table-cell table:style-name="ce5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11-26_15-56-03_000.jpg</text:p>
          </table:table-cell>
          <table:table-cell table:style-name="ce3" office:value-type="string">
            <text:p>:m music / log / kb / s.1:TR,N,pararell-up-down~LH,R=1 s.2:TR,N,finger-movement-fast~R,on=gscp-4,R=2 s.3:TR,N,finger-movement-fast~L,R=3 s.4:free,N,i.f.=sec-3,R=4 s.5:TR,N,regarding=free-51,hand-movement-wide~RH,R=5 s.6:free,N,i.f.=sec-5,R=6 s.7:TR,N,fmw~R,on=op-1,R=7 s.8:free,N,use-staccato,R=8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11-26_13-06-20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8-11-26_18-13-56_000.jpg</text:p>
          </table:table-cell>
          <table:table-cell table:style-name="ce3" office:value-type="string">
            <text:p>:diary / 20181126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11-26_20-13-25_000.jpg</text:p>
          </table:table-cell>
          <table:table-cell table:style-name="ce3" office:value-type="string">
            <text:p>:m 食べた物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8-11-26_22-18-46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1-27_01-43-00_000.jpg</text:p>
          </table:table-cell>
          <table:table-cell table:style-name="Default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8-11-27_07-54-27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2"/>
          <table:table-cell table:style-name="ce5"/>
        </table:table-row>
        <table:table-row table:style-name="ro5" table:number-rows-repeated="4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5">
          <table:table-cell table:number-columns-repeated="5"/>
          <table:table-cell table:style-name="ce5"/>
        </table:table-row>
        <table:table-row table:style-name="ro5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5" table:number-rows-repeated="16">
          <table:table-cell table:number-columns-repeated="5"/>
          <table:table-cell table:style-name="ce5"/>
        </table:table-row>
        <table:table-row table:style-name="ro5" table:number-rows-repeated="3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5">
          <table:table-cell table:number-columns-repeated="5"/>
          <table:table-cell table:style-name="ce5"/>
        </table:table-row>
        <table:table-row table:style-name="ro5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5" table:number-rows-repeated="54">
          <table:table-cell table:number-columns-repeated="6"/>
        </table:table-row>
        <table:table-row table:style-name="ro5" table:number-rows-repeated="4">
          <table:table-cell table:number-columns-repeated="4"/>
          <table:table-cell table:style-name="Default"/>
          <table:table-cell/>
        </table:table-row>
        <table:table-row table:style-name="ro5" table:number-rows-repeated="4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3" office:value-type="string">
            <text:p>*</text:p>
          </table:table-cell>
          <table:table-cell/>
          <table:table-cell table:style-name="Default"/>
          <table:table-cell/>
        </table:table-row>
        <table:table-row table:style-name="ro5">
          <table:table-cell table:number-columns-repeated="2"/>
          <table:table-cell table:style-name="ce1" office:value-type="float" office:value="13">
            <text:p>13</text:p>
          </table:table-cell>
          <table:table-cell/>
          <table:table-cell table:style-name="Default"/>
          <table:table-cell/>
        </table:table-row>
        <table:table-row table:style-name="ro5">
          <table:table-cell table:number-columns-repeated="2"/>
          <table:table-cell table:style-name="ce1" office:value-type="float" office:value="13">
            <text:p>13</text:p>
          </table:table-cell>
          <table:table-cell/>
          <table:table-cell table:style-name="Default"/>
          <table:table-cell/>
        </table:table-row>
        <table:table-row table:style-name="ro5" table:number-rows-repeated="4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5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5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3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3];&quot;-\*&quot;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5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3])" office:value-type="float" office:value="12">
            <text:p>12</text:p>
          </table:table-cell>
          <table:table-cell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/>
          <table:table-cell table:style-name="ce2" office:value-type="string">
            <text:p>:m XXX</text:p>
          </table:table-cell>
          <table:table-cell table:style-name="Default" table:formula="of:=COUNTIF([.$C$2:.$C13];XXX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3];XXX_music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3];[.B134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5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6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7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m :PHOTO 起きた時刻 / 20181121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office:value-type="string">
            <text:p>*</text:p>
          </table:table-cell>
          <table:table-cell office:value-type="string">
            <text:p>:diary / 20181124</text:p>
          </table:table-cell>
          <table:table-cell table:style-name="Default"/>
          <table:table-cell/>
          <table:table-cell table:style-name="Default"/>
          <table:table-cell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2018/11/27</text:date>, <text:time>08:27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1-27T08:27:31.03</dc:date>
    <dc:creator>iwabuchi ken</dc:creator>
    <meta:editing-duration>P5DT17H38M34S</meta:editing-duration>
    <meta:editing-cycles>2147</meta:editing-cycles>
    <meta:document-statistic meta:table-count="1" meta:cell-count="69" meta:object-count="0"/>
  </office:meta>
</office:document-meta>
</file>